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2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" table:style-name="ta1">
        <table:shapes>
          <draw:frame draw:z-index="0" draw:style-name="gr1" draw:text-style-name="P1" svg:width="159.99mm" svg:height="89.99mm" svg:x="75.88mm" svg:y="1mm">
            <loext:p draw:notify-on-update-of-ranges="cameraslog_4.A1:cameraslog_4.A1 cameraslog_4.A2:cameraslog_4.A1001 cameraslog_4.B1:cameraslog_4.B1 cameraslog_4.B2:cameraslog_4.B1001 cameraslog_4.A1:cameraslog_4.A1 cameraslog_4.A2:cameraslog_4.A1001 cameraslog_4.C1:cameraslog_4.C1 cameraslog_4.C2:cameraslog_4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83654" calcext:value-type="float">
            <text:p>6,6836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20674" calcext:value-type="float">
            <text:p>6,8206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88747" calcext:value-type="float">
            <text:p>6,9887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820678" calcext:value-type="float">
            <text:p>6,8206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656004" calcext:value-type="float">
            <text:p>6,6560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243954" calcext:value-type="float">
            <text:p>6,2439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376845" calcext:value-type="float">
            <text:p>6,3768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706168" calcext:value-type="float">
            <text:p>6,7061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851465" calcext:value-type="float">
            <text:p>6,8514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125014" calcext:value-type="float">
            <text:p>7,1250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8612" calcext:value-type="float">
            <text:p>7,386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38612" calcext:value-type="float">
            <text:p>7,386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641007" calcext:value-type="float">
            <text:p>7,6410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641007" calcext:value-type="float">
            <text:p>7,6410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117128" calcext:value-type="float">
            <text:p>8,1171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172961" calcext:value-type="float">
            <text:p>8,1729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445808" calcext:value-type="float">
            <text:p>8,445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804089" calcext:value-type="float">
            <text:p>8,8040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102393" calcext:value-type="float">
            <text:p>9,1023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417272" calcext:value-type="float">
            <text:p>9,4172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417272" calcext:value-type="float">
            <text:p>9,4172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417272" calcext:value-type="float">
            <text:p>9,4172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634943" calcext:value-type="float">
            <text:p>9,634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634943" calcext:value-type="float">
            <text:p>9,634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618368" calcext:value-type="float">
            <text:p>9,6183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618368" calcext:value-type="float">
            <text:p>9,6183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618368" calcext:value-type="float">
            <text:p>9,6183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326275" calcext:value-type="float">
            <text:p>9,3262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276648" calcext:value-type="float">
            <text:p>9,2766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603906" calcext:value-type="float">
            <text:p>9,6039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603906" calcext:value-type="float">
            <text:p>9,6039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322145" calcext:value-type="float">
            <text:p>9,3221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322145" calcext:value-type="float">
            <text:p>9,3221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089993" calcext:value-type="float">
            <text:p>9,0899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919799" calcext:value-type="float">
            <text:p>8,9197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919799" calcext:value-type="float">
            <text:p>8,9197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810206" calcext:value-type="float">
            <text:p>8,810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866027" calcext:value-type="float">
            <text:p>8,8660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201531" calcext:value-type="float">
            <text:p>9,2015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404706" calcext:value-type="float">
            <text:p>9,4047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468791" calcext:value-type="float">
            <text:p>9,4687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.468791" calcext:value-type="float">
            <text:p>9,4687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362858" calcext:value-type="float">
            <text:p>9,3628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078958" calcext:value-type="float">
            <text:p>9,0789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076877" calcext:value-type="float">
            <text:p>9,0768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780654" calcext:value-type="float">
            <text:p>8,7806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826165" calcext:value-type="float">
            <text:p>8,8261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826165" calcext:value-type="float">
            <text:p>8,8261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525786" calcext:value-type="float">
            <text:p>8,5257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525786" calcext:value-type="float">
            <text:p>8,5257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642141" calcext:value-type="float">
            <text:p>8,6421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480333" calcext:value-type="float">
            <text:p>8,4803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549066" calcext:value-type="float">
            <text:p>8,5490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549066" calcext:value-type="float">
            <text:p>8,5490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549066" calcext:value-type="float">
            <text:p>8,5490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321118" calcext:value-type="float">
            <text:p>8,3211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321118" calcext:value-type="float">
            <text:p>8,3211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321118" calcext:value-type="float">
            <text:p>8,3211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321118" calcext:value-type="float">
            <text:p>8,3211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321118" calcext:value-type="float">
            <text:p>8,3211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321118" calcext:value-type="float">
            <text:p>8,3211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321118" calcext:value-type="float">
            <text:p>8,3211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297836" calcext:value-type="float">
            <text:p>8,2978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364005" calcext:value-type="float">
            <text:p>8,3640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364033" calcext:value-type="float">
            <text:p>8,3640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364033" calcext:value-type="float">
            <text:p>8,3640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16762" calcext:value-type="float">
            <text:p>8,167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20484" calcext:value-type="float">
            <text:p>8,204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20484" calcext:value-type="float">
            <text:p>8,204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20484" calcext:value-type="float">
            <text:p>8,204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20484" calcext:value-type="float">
            <text:p>8,204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20484" calcext:value-type="float">
            <text:p>8,204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20484" calcext:value-type="float">
            <text:p>8,204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20484" calcext:value-type="float">
            <text:p>8,204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20484" calcext:value-type="float">
            <text:p>8,204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20484" calcext:value-type="float">
            <text:p>8,204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20484" calcext:value-type="float">
            <text:p>8,204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20484" calcext:value-type="float">
            <text:p>8,204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970606" calcext:value-type="float">
            <text:p>7,9706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970606" calcext:value-type="float">
            <text:p>7,9706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970606" calcext:value-type="float">
            <text:p>7,9706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970606" calcext:value-type="float">
            <text:p>7,9706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970606" calcext:value-type="float">
            <text:p>7,9706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970606" calcext:value-type="float">
            <text:p>7,9706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985742" calcext:value-type="float">
            <text:p>7,9857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722603" calcext:value-type="float">
            <text:p>7,7226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722603" calcext:value-type="float">
            <text:p>7,7226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722603" calcext:value-type="float">
            <text:p>7,7226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958863" calcext:value-type="float">
            <text:p>7,9588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958863" calcext:value-type="float">
            <text:p>7,9588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958863" calcext:value-type="float">
            <text:p>7,9588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958863" calcext:value-type="float">
            <text:p>7,9588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958863" calcext:value-type="float">
            <text:p>7,9588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958863" calcext:value-type="float">
            <text:p>7,9588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080858" calcext:value-type="float">
            <text:p>8,0808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317124" calcext:value-type="float">
            <text:p>8,3171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317124" calcext:value-type="float">
            <text:p>8,3171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317124" calcext:value-type="float">
            <text:p>8,3171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317124" calcext:value-type="float">
            <text:p>8,3171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317124" calcext:value-type="float">
            <text:p>8,3171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275779" calcext:value-type="float">
            <text:p>8,2757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275779" calcext:value-type="float">
            <text:p>8,2757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507905" calcext:value-type="float">
            <text:p>8,5079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507905" calcext:value-type="float">
            <text:p>8,5079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507905" calcext:value-type="float">
            <text:p>8,5079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507905" calcext:value-type="float">
            <text:p>8,5079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507905" calcext:value-type="float">
            <text:p>8,5079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215783" calcext:value-type="float">
            <text:p>8,2157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215783" calcext:value-type="float">
            <text:p>8,2157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000705" calcext:value-type="float">
            <text:p>8,0007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035839" calcext:value-type="float">
            <text:p>8,0358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035839" calcext:value-type="float">
            <text:p>8,0358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035839" calcext:value-type="float">
            <text:p>8,0358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630021" calcext:value-type="float">
            <text:p>7,6300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244866" calcext:value-type="float">
            <text:p>7,2448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244866" calcext:value-type="float">
            <text:p>7,2448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205035" calcext:value-type="float">
            <text:p>7,2050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987905" calcext:value-type="float">
            <text:p>6,9879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941771" calcext:value-type="float">
            <text:p>6,9417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941771" calcext:value-type="float">
            <text:p>6,9417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941771" calcext:value-type="float">
            <text:p>6,9417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941771" calcext:value-type="float">
            <text:p>6,9417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941771" calcext:value-type="float">
            <text:p>6,9417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941771" calcext:value-type="float">
            <text:p>6,9417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089167" calcext:value-type="float">
            <text:p>7,089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089167" calcext:value-type="float">
            <text:p>7,089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.089167" calcext:value-type="float">
            <text:p>7,089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089167" calcext:value-type="float">
            <text:p>7,089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089167" calcext:value-type="float">
            <text:p>7,089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089167" calcext:value-type="float">
            <text:p>7,089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089167" calcext:value-type="float">
            <text:p>7,089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089167" calcext:value-type="float">
            <text:p>7,089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089167" calcext:value-type="float">
            <text:p>7,089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089167" calcext:value-type="float">
            <text:p>7,089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089167" calcext:value-type="float">
            <text:p>7,089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089167" calcext:value-type="float">
            <text:p>7,089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089167" calcext:value-type="float">
            <text:p>7,089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089167" calcext:value-type="float">
            <text:p>7,089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242852" calcext:value-type="float">
            <text:p>7,2428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278531" calcext:value-type="float">
            <text:p>7,2785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278531" calcext:value-type="float">
            <text:p>7,2785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278531" calcext:value-type="float">
            <text:p>7,2785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278531" calcext:value-type="float">
            <text:p>7,2785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965761" calcext:value-type="float">
            <text:p>6,9657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965761" calcext:value-type="float">
            <text:p>6,9657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580601" calcext:value-type="float">
            <text:p>6,5806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580601" calcext:value-type="float">
            <text:p>6,5806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580601" calcext:value-type="float">
            <text:p>6,5806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580601" calcext:value-type="float">
            <text:p>6,5806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580601" calcext:value-type="float">
            <text:p>6,5806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580601" calcext:value-type="float">
            <text:p>6,5806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580601" calcext:value-type="float">
            <text:p>6,5806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580601" calcext:value-type="float">
            <text:p>6,5806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580601" calcext:value-type="float">
            <text:p>6,5806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580601" calcext:value-type="float">
            <text:p>6,5806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580601" calcext:value-type="float">
            <text:p>6,5806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580601" calcext:value-type="float">
            <text:p>6,5806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580601" calcext:value-type="float">
            <text:p>6,5806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580601" calcext:value-type="float">
            <text:p>6,5806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683985" calcext:value-type="float">
            <text:p>6,683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637846" calcext:value-type="float">
            <text:p>6,6378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637846" calcext:value-type="float">
            <text:p>6,6378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637846" calcext:value-type="float">
            <text:p>6,6378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37846" calcext:value-type="float">
            <text:p>6,6378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37846" calcext:value-type="float">
            <text:p>6,6378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637846" calcext:value-type="float">
            <text:p>6,6378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407737" calcext:value-type="float">
            <text:p>6,4077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265102" calcext:value-type="float">
            <text:p>6,2651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368483" calcext:value-type="float">
            <text:p>6,3684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368483" calcext:value-type="float">
            <text:p>6,3684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368483" calcext:value-type="float">
            <text:p>6,3684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378823" calcext:value-type="float">
            <text:p>6,378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378823" calcext:value-type="float">
            <text:p>6,378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491052" calcext:value-type="float">
            <text:p>6,491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491052" calcext:value-type="float">
            <text:p>6,491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491052" calcext:value-type="float">
            <text:p>6,491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491052" calcext:value-type="float">
            <text:p>6,491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491052" calcext:value-type="float">
            <text:p>6,491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491052" calcext:value-type="float">
            <text:p>6,491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491052" calcext:value-type="float">
            <text:p>6,491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491052" calcext:value-type="float">
            <text:p>6,491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491052" calcext:value-type="float">
            <text:p>6,491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491052" calcext:value-type="float">
            <text:p>6,491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491052" calcext:value-type="float">
            <text:p>6,491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491052" calcext:value-type="float">
            <text:p>6,491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491052" calcext:value-type="float">
            <text:p>6,491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495869" calcext:value-type="float">
            <text:p>6,4958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495869" calcext:value-type="float">
            <text:p>6,4958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495869" calcext:value-type="float">
            <text:p>6,4958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495869" calcext:value-type="float">
            <text:p>6,4958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508269" calcext:value-type="float">
            <text:p>6,5082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508269" calcext:value-type="float">
            <text:p>6,5082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411093" calcext:value-type="float">
            <text:p>6,4110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411093" calcext:value-type="float">
            <text:p>6,4110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411093" calcext:value-type="float">
            <text:p>6,4110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162404" calcext:value-type="float">
            <text:p>6,1624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162404" calcext:value-type="float">
            <text:p>6,1624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162404" calcext:value-type="float">
            <text:p>6,1624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162404" calcext:value-type="float">
            <text:p>6,1624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162404" calcext:value-type="float">
            <text:p>6,1624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096211" calcext:value-type="float">
            <text:p>6,0962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096211" calcext:value-type="float">
            <text:p>6,0962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096211" calcext:value-type="float">
            <text:p>6,0962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096211" calcext:value-type="float">
            <text:p>6,0962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096211" calcext:value-type="float">
            <text:p>6,0962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096211" calcext:value-type="float">
            <text:p>6,0962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096211" calcext:value-type="float">
            <text:p>6,0962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116886" calcext:value-type="float">
            <text:p>6,116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116886" calcext:value-type="float">
            <text:p>6,116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116886" calcext:value-type="float">
            <text:p>6,116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116886" calcext:value-type="float">
            <text:p>6,116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116886" calcext:value-type="float">
            <text:p>6,116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116886" calcext:value-type="float">
            <text:p>6,116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116886" calcext:value-type="float">
            <text:p>6,116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116886" calcext:value-type="float">
            <text:p>6,116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116886" calcext:value-type="float">
            <text:p>6,116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116886" calcext:value-type="float">
            <text:p>6,116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116886" calcext:value-type="float">
            <text:p>6,116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116886" calcext:value-type="float">
            <text:p>6,116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116886" calcext:value-type="float">
            <text:p>6,116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116886" calcext:value-type="float">
            <text:p>6,116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764832" calcext:value-type="float">
            <text:p>5,7648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764832" calcext:value-type="float">
            <text:p>5,7648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764832" calcext:value-type="float">
            <text:p>5,7648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764832" calcext:value-type="float">
            <text:p>5,7648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764832" calcext:value-type="float">
            <text:p>5,7648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764832" calcext:value-type="float">
            <text:p>5,7648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764832" calcext:value-type="float">
            <text:p>5,7648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764832" calcext:value-type="float">
            <text:p>5,7648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833051" calcext:value-type="float">
            <text:p>5,8330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833051" calcext:value-type="float">
            <text:p>5,8330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833051" calcext:value-type="float">
            <text:p>5,8330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833051" calcext:value-type="float">
            <text:p>5,8330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60714" calcext:value-type="float">
            <text:p>5,607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60714" calcext:value-type="float">
            <text:p>5,607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42459" calcext:value-type="float">
            <text:p>5,424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42459" calcext:value-type="float">
            <text:p>5,424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380586" calcext:value-type="float">
            <text:p>5,3805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380586" calcext:value-type="float">
            <text:p>5,3805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380586" calcext:value-type="float">
            <text:p>5,3805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380586" calcext:value-type="float">
            <text:p>5,3805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380586" calcext:value-type="float">
            <text:p>5,3805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380586" calcext:value-type="float">
            <text:p>5,3805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380586" calcext:value-type="float">
            <text:p>5,3805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380586" calcext:value-type="float">
            <text:p>5,3805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380586" calcext:value-type="float">
            <text:p>5,3805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380586" calcext:value-type="float">
            <text:p>5,3805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380586" calcext:value-type="float">
            <text:p>5,3805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380586" calcext:value-type="float">
            <text:p>5,3805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165598" calcext:value-type="float">
            <text:p>5,165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165598" calcext:value-type="float">
            <text:p>5,165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165598" calcext:value-type="float">
            <text:p>5,165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165598" calcext:value-type="float">
            <text:p>5,165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165598" calcext:value-type="float">
            <text:p>5,165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165598" calcext:value-type="float">
            <text:p>5,165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165598" calcext:value-type="float">
            <text:p>5,165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165598" calcext:value-type="float">
            <text:p>5,165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165598" calcext:value-type="float">
            <text:p>5,165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165598" calcext:value-type="float">
            <text:p>5,165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165598" calcext:value-type="float">
            <text:p>5,165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165598" calcext:value-type="float">
            <text:p>5,165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165598" calcext:value-type="float">
            <text:p>5,165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165598" calcext:value-type="float">
            <text:p>5,165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165598" calcext:value-type="float">
            <text:p>5,165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181464" calcext:value-type="float">
            <text:p>5,1814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181464" calcext:value-type="float">
            <text:p>5,1814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181464" calcext:value-type="float">
            <text:p>5,1814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181464" calcext:value-type="float">
            <text:p>5,1814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23111" calcext:value-type="float">
            <text:p>5,23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23111" calcext:value-type="float">
            <text:p>5,23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23111" calcext:value-type="float">
            <text:p>5,23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23111" calcext:value-type="float">
            <text:p>5,23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23111" calcext:value-type="float">
            <text:p>5,23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23111" calcext:value-type="float">
            <text:p>5,23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23111" calcext:value-type="float">
            <text:p>5,23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23111" calcext:value-type="float">
            <text:p>5,23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23111" calcext:value-type="float">
            <text:p>5,23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23111" calcext:value-type="float">
            <text:p>5,23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23111" calcext:value-type="float">
            <text:p>5,23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23111" calcext:value-type="float">
            <text:p>5,23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23111" calcext:value-type="float">
            <text:p>5,23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191818" calcext:value-type="float">
            <text:p>5,1918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191818" calcext:value-type="float">
            <text:p>5,1918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191818" calcext:value-type="float">
            <text:p>5,1918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191818" calcext:value-type="float">
            <text:p>5,1918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191818" calcext:value-type="float">
            <text:p>5,1918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059543" calcext:value-type="float">
            <text:p>5,0595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059543" calcext:value-type="float">
            <text:p>5,0595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059543" calcext:value-type="float">
            <text:p>5,0595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059543" calcext:value-type="float">
            <text:p>5,0595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059543" calcext:value-type="float">
            <text:p>5,0595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721972" calcext:value-type="float">
            <text:p>4,72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.730209" calcext:value-type="float">
            <text:p>4,73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.734374" calcext:value-type="float">
            <text:p>4,7343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.734374" calcext:value-type="float">
            <text:p>4,7343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624792" calcext:value-type="float">
            <text:p>4,62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603599" calcext:value-type="float">
            <text:p>4,603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603599" calcext:value-type="float">
            <text:p>4,603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603599" calcext:value-type="float">
            <text:p>4,603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603599" calcext:value-type="float">
            <text:p>4,603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603599" calcext:value-type="float">
            <text:p>4,603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603599" calcext:value-type="float">
            <text:p>4,603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603599" calcext:value-type="float">
            <text:p>4,603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603599" calcext:value-type="float">
            <text:p>4,603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593792" calcext:value-type="float">
            <text:p>4,593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593792" calcext:value-type="float">
            <text:p>4,593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593792" calcext:value-type="float">
            <text:p>4,593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593792" calcext:value-type="float">
            <text:p>4,593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593792" calcext:value-type="float">
            <text:p>4,593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593792" calcext:value-type="float">
            <text:p>4,593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593792" calcext:value-type="float">
            <text:p>4,593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593792" calcext:value-type="float">
            <text:p>4,593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593792" calcext:value-type="float">
            <text:p>4,593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593792" calcext:value-type="float">
            <text:p>4,593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626884" calcext:value-type="float">
            <text:p>4,626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612409" calcext:value-type="float">
            <text:p>4,612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575188" calcext:value-type="float">
            <text:p>4,57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485723" calcext:value-type="float">
            <text:p>4,485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485723" calcext:value-type="float">
            <text:p>4,485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485723" calcext:value-type="float">
            <text:p>4,485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485723" calcext:value-type="float">
            <text:p>4,485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485723" calcext:value-type="float">
            <text:p>4,485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485723" calcext:value-type="float">
            <text:p>4,485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.449036" calcext:value-type="float">
            <text:p>4,44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45256" calcext:value-type="float">
            <text:p>4,452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45256" calcext:value-type="float">
            <text:p>4,452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45256" calcext:value-type="float">
            <text:p>4,452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45256" calcext:value-type="float">
            <text:p>4,452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.45256" calcext:value-type="float">
            <text:p>4,452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453167" calcext:value-type="float">
            <text:p>4,453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453167" calcext:value-type="float">
            <text:p>4,453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.453167" calcext:value-type="float">
            <text:p>4,453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.453167" calcext:value-type="float">
            <text:p>4,453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.453167" calcext:value-type="float">
            <text:p>4,453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.453167" calcext:value-type="float">
            <text:p>4,453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453167" calcext:value-type="float">
            <text:p>4,453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.453167" calcext:value-type="float">
            <text:p>4,453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.453167" calcext:value-type="float">
            <text:p>4,453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.453167" calcext:value-type="float">
            <text:p>4,453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389086" calcext:value-type="float">
            <text:p>4,38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.277459" calcext:value-type="float">
            <text:p>4,277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277459" calcext:value-type="float">
            <text:p>4,277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277459" calcext:value-type="float">
            <text:p>4,277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277459" calcext:value-type="float">
            <text:p>4,277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277459" calcext:value-type="float">
            <text:p>4,277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.277459" calcext:value-type="float">
            <text:p>4,277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.277459" calcext:value-type="float">
            <text:p>4,277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277459" calcext:value-type="float">
            <text:p>4,277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277459" calcext:value-type="float">
            <text:p>4,277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277459" calcext:value-type="float">
            <text:p>4,277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277459" calcext:value-type="float">
            <text:p>4,277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302285" calcext:value-type="float">
            <text:p>4,302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216994" calcext:value-type="float">
            <text:p>4,2169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216994" calcext:value-type="float">
            <text:p>4,2169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216994" calcext:value-type="float">
            <text:p>4,2169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216994" calcext:value-type="float">
            <text:p>4,2169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216994" calcext:value-type="float">
            <text:p>4,2169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216994" calcext:value-type="float">
            <text:p>4,2169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188545" calcext:value-type="float">
            <text:p>4,188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.247838" calcext:value-type="float">
            <text:p>4,247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114983" calcext:value-type="float">
            <text:p>4,114983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2:51:39.125000000</dc:date>
    <meta:editing-duration>PT1M21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4.A1:cameraslog_4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4.B2:cameraslog_4.B1001" chart:label-cell-address="cameraslog_4.B1:cameraslog_4.B1" chart:class="chart:scatter">
            <chart:domain table:cell-range-address="cameraslog_4.A2:cameraslog_4.A1001"/>
            <chart:data-point chart:repeated="1000"/>
          </chart:series>
          <chart:series chart:style-name="ch8" chart:values-cell-range-address="cameraslog_4.C2:cameraslog_4.C1001" chart:label-cell-address="cameraslog_4.C1:cameraslog_4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4.B1:cameraslog_4.B1</svg:desc>
                </draw:g>
              </table:table-cell>
              <table:table-cell office:value-type="string">
                <text:p>number of cameras</text:p>
                <draw:g>
                  <svg:desc>cameraslog_4.C1:cameraslog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4.A2:cameraslog_4.A1001</svg:desc>
                </draw:g>
              </table:table-cell>
              <table:table-cell office:value-type="float" office:value="6.683654">
                <text:p>6.683654</text:p>
                <draw:g>
                  <svg:desc>cameraslog_4.B2:cameraslog_4.B1001</svg:desc>
                </draw:g>
              </table:table-cell>
              <table:table-cell office:value-type="float" office:value="13">
                <text:p>13</text:p>
                <draw:g>
                  <svg:desc>cameraslog_4.C2:cameraslog_4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20674">
                <text:p>6.8206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988747">
                <text:p>6.9887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820678">
                <text:p>6.8206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656004">
                <text:p>6.6560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243954">
                <text:p>6.2439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376845">
                <text:p>6.3768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706168">
                <text:p>6.7061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851465">
                <text:p>6.8514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125014">
                <text:p>7.1250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38612">
                <text:p>7.386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8612">
                <text:p>7.386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641007">
                <text:p>7.6410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641007">
                <text:p>7.6410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117128">
                <text:p>8.1171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172961">
                <text:p>8.1729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445808">
                <text:p>8.4458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804089">
                <text:p>8.804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102393">
                <text:p>9.1023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417272">
                <text:p>9.4172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417272">
                <text:p>9.4172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417272">
                <text:p>9.4172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634943">
                <text:p>9.634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634943">
                <text:p>9.634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618368">
                <text:p>9.6183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618368">
                <text:p>9.6183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618368">
                <text:p>9.6183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326275">
                <text:p>9.3262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276648">
                <text:p>9.2766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603906">
                <text:p>9.6039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603906">
                <text:p>9.6039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322145">
                <text:p>9.3221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322145">
                <text:p>9.3221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089993">
                <text:p>9.0899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919799">
                <text:p>8.9197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919799">
                <text:p>8.9197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810206">
                <text:p>8.810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866027">
                <text:p>8.8660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201531">
                <text:p>9.2015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.404706">
                <text:p>9.4047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.468791">
                <text:p>9.4687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.468791">
                <text:p>9.4687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.362858">
                <text:p>9.3628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.078958">
                <text:p>9.0789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.076877">
                <text:p>9.0768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780654">
                <text:p>8.7806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826165">
                <text:p>8.8261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826165">
                <text:p>8.8261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525786">
                <text:p>8.5257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525786">
                <text:p>8.5257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642141">
                <text:p>8.6421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480333">
                <text:p>8.480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549066">
                <text:p>8.5490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549066">
                <text:p>8.5490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549066">
                <text:p>8.5490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321118">
                <text:p>8.321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321118">
                <text:p>8.321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321118">
                <text:p>8.321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321118">
                <text:p>8.321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321118">
                <text:p>8.321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321118">
                <text:p>8.321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321118">
                <text:p>8.321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297836">
                <text:p>8.2978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364005">
                <text:p>8.3640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364033">
                <text:p>8.3640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364033">
                <text:p>8.3640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16762">
                <text:p>8.167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20484">
                <text:p>8.204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20484">
                <text:p>8.204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20484">
                <text:p>8.204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20484">
                <text:p>8.204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20484">
                <text:p>8.204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20484">
                <text:p>8.204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20484">
                <text:p>8.204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20484">
                <text:p>8.204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20484">
                <text:p>8.204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20484">
                <text:p>8.204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20484">
                <text:p>8.204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970606">
                <text:p>7.970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970606">
                <text:p>7.970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970606">
                <text:p>7.970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970606">
                <text:p>7.970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970606">
                <text:p>7.970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970606">
                <text:p>7.970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985742">
                <text:p>7.9857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722603">
                <text:p>7.7226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722603">
                <text:p>7.7226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722603">
                <text:p>7.7226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958863">
                <text:p>7.9588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958863">
                <text:p>7.9588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.958863">
                <text:p>7.9588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958863">
                <text:p>7.9588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958863">
                <text:p>7.9588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958863">
                <text:p>7.9588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080858">
                <text:p>8.0808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317124">
                <text:p>8.317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317124">
                <text:p>8.317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317124">
                <text:p>8.317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317124">
                <text:p>8.317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317124">
                <text:p>8.317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275779">
                <text:p>8.2757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275779">
                <text:p>8.2757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507905">
                <text:p>8.5079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507905">
                <text:p>8.5079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507905">
                <text:p>8.5079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507905">
                <text:p>8.5079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507905">
                <text:p>8.5079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215783">
                <text:p>8.215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215783">
                <text:p>8.215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000705">
                <text:p>8.0007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035839">
                <text:p>8.0358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.035839">
                <text:p>8.0358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035839">
                <text:p>8.0358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.630021">
                <text:p>7.6300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.244866">
                <text:p>7.2448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.244866">
                <text:p>7.2448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205035">
                <text:p>7.2050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.987905">
                <text:p>6.9879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6.941771">
                <text:p>6.9417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.941771">
                <text:p>6.9417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.941771">
                <text:p>6.9417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941771">
                <text:p>6.9417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941771">
                <text:p>6.9417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.941771">
                <text:p>6.9417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.089167">
                <text:p>7.089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.089167">
                <text:p>7.089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.089167">
                <text:p>7.089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089167">
                <text:p>7.089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.089167">
                <text:p>7.089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.089167">
                <text:p>7.089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.089167">
                <text:p>7.089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.089167">
                <text:p>7.089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.089167">
                <text:p>7.089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089167">
                <text:p>7.089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.089167">
                <text:p>7.089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.089167">
                <text:p>7.089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089167">
                <text:p>7.089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089167">
                <text:p>7.089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.242852">
                <text:p>7.2428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.278531">
                <text:p>7.2785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.278531">
                <text:p>7.2785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.278531">
                <text:p>7.2785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.278531">
                <text:p>7.2785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965761">
                <text:p>6.9657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.965761">
                <text:p>6.9657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.580601">
                <text:p>6.580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.580601">
                <text:p>6.580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580601">
                <text:p>6.580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580601">
                <text:p>6.580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580601">
                <text:p>6.580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580601">
                <text:p>6.580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580601">
                <text:p>6.580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580601">
                <text:p>6.580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580601">
                <text:p>6.580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580601">
                <text:p>6.580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.580601">
                <text:p>6.580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.580601">
                <text:p>6.580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.580601">
                <text:p>6.580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.580601">
                <text:p>6.580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.683985">
                <text:p>6.683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.637846">
                <text:p>6.6378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.637846">
                <text:p>6.6378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.637846">
                <text:p>6.6378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.637846">
                <text:p>6.6378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.637846">
                <text:p>6.6378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.637846">
                <text:p>6.6378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6.407737">
                <text:p>6.4077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6.265102">
                <text:p>6.2651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6.368483">
                <text:p>6.3684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6.368483">
                <text:p>6.3684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6.368483">
                <text:p>6.3684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6.378823">
                <text:p>6.3788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.378823">
                <text:p>6.3788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6.491052">
                <text:p>6.491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.491052">
                <text:p>6.491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6.491052">
                <text:p>6.491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6.491052">
                <text:p>6.491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6.491052">
                <text:p>6.491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6.491052">
                <text:p>6.491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6.491052">
                <text:p>6.491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6.491052">
                <text:p>6.491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6.491052">
                <text:p>6.491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.491052">
                <text:p>6.491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.491052">
                <text:p>6.491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.491052">
                <text:p>6.491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6.491052">
                <text:p>6.491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6.495869">
                <text:p>6.4958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.495869">
                <text:p>6.4958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.495869">
                <text:p>6.4958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6.495869">
                <text:p>6.4958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6.508269">
                <text:p>6.5082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.508269">
                <text:p>6.5082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.411093">
                <text:p>6.4110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.411093">
                <text:p>6.4110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6.411093">
                <text:p>6.4110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6.162404">
                <text:p>6.1624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.162404">
                <text:p>6.1624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6.162404">
                <text:p>6.1624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6.162404">
                <text:p>6.1624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6.162404">
                <text:p>6.1624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6.096211">
                <text:p>6.096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6.096211">
                <text:p>6.096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6.096211">
                <text:p>6.096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.096211">
                <text:p>6.096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.096211">
                <text:p>6.096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6.096211">
                <text:p>6.096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.096211">
                <text:p>6.096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6.116886">
                <text:p>6.116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6.116886">
                <text:p>6.116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6.116886">
                <text:p>6.116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6.116886">
                <text:p>6.116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.116886">
                <text:p>6.116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6.116886">
                <text:p>6.116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6.116886">
                <text:p>6.116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6.116886">
                <text:p>6.116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6.116886">
                <text:p>6.116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6.116886">
                <text:p>6.116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6.116886">
                <text:p>6.116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6.116886">
                <text:p>6.116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6.116886">
                <text:p>6.116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.116886">
                <text:p>6.116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764832">
                <text:p>5.7648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764832">
                <text:p>5.7648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764832">
                <text:p>5.7648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764832">
                <text:p>5.7648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764832">
                <text:p>5.7648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764832">
                <text:p>5.7648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764832">
                <text:p>5.7648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764832">
                <text:p>5.7648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833051">
                <text:p>5.8330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833051">
                <text:p>5.8330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833051">
                <text:p>5.8330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833051">
                <text:p>5.8330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60714">
                <text:p>5.60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60714">
                <text:p>5.60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42459">
                <text:p>5.424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42459">
                <text:p>5.424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380586">
                <text:p>5.380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380586">
                <text:p>5.380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380586">
                <text:p>5.380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380586">
                <text:p>5.380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380586">
                <text:p>5.380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380586">
                <text:p>5.380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380586">
                <text:p>5.380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380586">
                <text:p>5.380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380586">
                <text:p>5.380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380586">
                <text:p>5.380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380586">
                <text:p>5.380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380586">
                <text:p>5.380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165598">
                <text:p>5.165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165598">
                <text:p>5.165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165598">
                <text:p>5.165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165598">
                <text:p>5.165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165598">
                <text:p>5.165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.165598">
                <text:p>5.165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.165598">
                <text:p>5.165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.165598">
                <text:p>5.165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.165598">
                <text:p>5.165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165598">
                <text:p>5.165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165598">
                <text:p>5.165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.165598">
                <text:p>5.165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.165598">
                <text:p>5.165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.165598">
                <text:p>5.165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.165598">
                <text:p>5.165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.181464">
                <text:p>5.1814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.181464">
                <text:p>5.1814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.181464">
                <text:p>5.1814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.181464">
                <text:p>5.1814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.23111">
                <text:p>5.23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.23111">
                <text:p>5.23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.23111">
                <text:p>5.23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.23111">
                <text:p>5.23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.23111">
                <text:p>5.23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23111">
                <text:p>5.23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.23111">
                <text:p>5.23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.23111">
                <text:p>5.23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.23111">
                <text:p>5.23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.23111">
                <text:p>5.23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.23111">
                <text:p>5.23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.23111">
                <text:p>5.23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.23111">
                <text:p>5.23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.191818">
                <text:p>5.1918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.191818">
                <text:p>5.1918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.191818">
                <text:p>5.1918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.191818">
                <text:p>5.1918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191818">
                <text:p>5.1918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.059543">
                <text:p>5.0595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.059543">
                <text:p>5.0595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.059543">
                <text:p>5.0595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.059543">
                <text:p>5.0595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.059543">
                <text:p>5.0595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.721972">
                <text:p>4.72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.730209">
                <text:p>4.730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.734374">
                <text:p>4.734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.734374">
                <text:p>4.734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.624792">
                <text:p>4.62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.603599">
                <text:p>4.603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.603599">
                <text:p>4.603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.603599">
                <text:p>4.603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.603599">
                <text:p>4.603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.603599">
                <text:p>4.603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.603599">
                <text:p>4.603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.603599">
                <text:p>4.603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.603599">
                <text:p>4.603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.593792">
                <text:p>4.593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.593792">
                <text:p>4.593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.593792">
                <text:p>4.593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.593792">
                <text:p>4.593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.593792">
                <text:p>4.593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.593792">
                <text:p>4.593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.593792">
                <text:p>4.593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.593792">
                <text:p>4.593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.593792">
                <text:p>4.593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.593792">
                <text:p>4.593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.626884">
                <text:p>4.626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.612409">
                <text:p>4.612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.575188">
                <text:p>4.57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4.485723">
                <text:p>4.485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.485723">
                <text:p>4.485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.485723">
                <text:p>4.485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4.485723">
                <text:p>4.485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.485723">
                <text:p>4.485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.485723">
                <text:p>4.485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.449036">
                <text:p>4.44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4.45256">
                <text:p>4.452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4.45256">
                <text:p>4.452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4.45256">
                <text:p>4.452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4.45256">
                <text:p>4.452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4.45256">
                <text:p>4.452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4.453167">
                <text:p>4.453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4.453167">
                <text:p>4.453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4.453167">
                <text:p>4.453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4.453167">
                <text:p>4.453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4.453167">
                <text:p>4.453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4.453167">
                <text:p>4.453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4.453167">
                <text:p>4.453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4.453167">
                <text:p>4.453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4.453167">
                <text:p>4.453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4.453167">
                <text:p>4.453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4.389086">
                <text:p>4.38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4.277459">
                <text:p>4.2774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4.277459">
                <text:p>4.2774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4.277459">
                <text:p>4.2774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4.277459">
                <text:p>4.2774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4.277459">
                <text:p>4.2774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4.277459">
                <text:p>4.2774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4.277459">
                <text:p>4.2774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4.277459">
                <text:p>4.2774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4.277459">
                <text:p>4.2774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4.277459">
                <text:p>4.2774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4.277459">
                <text:p>4.2774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4.302285">
                <text:p>4.302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4.216994">
                <text:p>4.2169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4.216994">
                <text:p>4.2169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4.216994">
                <text:p>4.2169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4.216994">
                <text:p>4.2169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4.216994">
                <text:p>4.2169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4.216994">
                <text:p>4.2169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4.188545">
                <text:p>4.188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4.247838">
                <text:p>4.247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.114983">
                <text:p>4.11498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